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CHECKOUT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OUT.setAutoresponse( String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OUT.setFileTimeStamp( CurrentModUpdated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OUT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OUT.setGetLocalCopy( boolean 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OUT.setDate(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OUT.setWritableFiles( WritableFiles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OUT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SVSSCHECKOUT.setLocalpath( Path loca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VSSCHECKOUT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